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vity</text:p>
      <text:p text:style-name="Standard">Fragment</text:p>
      <text:p text:style-name="Standard">RecyclerView</text:p>
      <text:p text:style-name="Standard">ListView</text:p>
      <text:p text:style-name="Standard">Adapter</text:p>
      <text:p text:style-name="Standard"/>
      <text:p text:style-name="Standard">NavigationDrawer</text:p>
      <text:p text:style-name="Standard">ActionBar</text:p>
      <text:p text:style-name="Standard">StatusBar</text:p>
      <text:p text:style-name="Standard"/>
      <text:p text:style-name="Standard">TextView</text:p>
      <text:p text:style-name="Standard">Button</text:p>
      <text:p text:style-name="Standard">EditTex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meet kumar</meta:initial-creator>
    <meta:creation-date>2015-02-05T19:52:54.11</meta:creation-date>
    <meta:document-statistic meta:table-count="0" meta:image-count="0" meta:object-count="0" meta:page-count="1" meta:paragraph-count="11" meta:word-count="11" meta:character-count="99"/>
    <dc:date>2015-02-06T10:04:58.80</dc:date>
    <dc:creator>sumeet kumar</dc:creator>
    <meta:editing-duration>PT13H56M52S</meta:editing-duration>
    <meta:editing-cycles>1</meta:editing-cycles>
    <meta:generator>OpenOffice/4.1.1$Win32 OpenOffice.org_project/411m6$Build-9775</meta:generator>
  </office:meta>
</office:document-meta>
</file>